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AttributeFilter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ttributeFilt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ttributeFilt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ttributeFilter.BaseAttributeFil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ttributeFilter.isNotificationEnabled( Notification notifi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AttributeFilter.add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